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aa2af" officeooo:paragraph-rsid="002aa2af"/>
    </style:style>
    <style:style style:name="P2" style:family="paragraph" style:parent-style-name="Standard">
      <style:text-properties officeooo:rsid="002c0a4c" officeooo:paragraph-rsid="002c0a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cda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metatranscriptómica es una evolución de la metagenómica. La metagenómica busca secuencias de ADN (el gen que mapea al ARNr 16s).</text:p>
      <text:p text:style-name="P1">La metatranscriptómica busca transcritos de ARNm y buscan a qué gen y organismo mapean (son moléculas de ARNm de <text:span text:style-name="T1">cualquier gen de cualquier filo</text:span>, no sólo ARNm del gen ARNr 16s).</text:p>
      <text:p text:style-name="P1"/>
      <text:p text:style-name="P2">Para hacer metatranscriptómica, en una muestra de bulk RNA-seq coges los FASTQ y los mapeas a un genoma humano de referencia. Las lecturas que no mapeen a ese genoma son de otros bichos (virus, bacterias, arqueas, hongos, protozoos…) <text:span text:style-name="T2">y tienes que mapearlas a genomas de referencia de microorganismos, obtenidos de RefSeq y NCBI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12:58:42.197000000</dc:date>
    <meta:editing-duration>PT32M59S</meta:editing-duration>
    <meta:editing-cycles>25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3" meta:word-count="105" meta:character-count="637" meta:non-whitespace-character-count="534"/>
  </office:meta>
</office:document-meta>
</file>